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Preformatted_20_Text">
      <style:paragraph-properties fo:text-align="center" style:justify-single-word="false"/>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OCFS2 Support Guide - On-Disk Format</text:p>
      <text:p text:style-name="Preformatted_20_Text"/>
      <text:p text:style-name="Preformatted_20_Text">This is the third in the series of support guides for OCFS2. In this we will walk the file system layout on disk using the tool, debugfs.ocfs2.</text:p>
      <text:p text:style-name="Preformatted_20_Text"/>
      <text:p text:style-name="Preformatted_20_Text">debugfs.ocfs2, or debugfs for short, should not be confused with debugfs, the kernel module. While both are used in file system debugging, debugfs, the tool, reads the on-disk structures, while debugfs, the kernel module, assists the filesystem to relay debugging information from the kernelspace to the userspace. In this writeup, our discussion is limited to the userspace debugfs.ocfs2 tool.</text:p>
      <text:p text:style-name="Preformatted_20_Text"/>
      <text:p text:style-name="Preformatted_20_Text">To start debugfs.ocfs2, do:</text:p>
      <text:p text:style-name="Preformatted_20_Text"/>
      <text:p text:style-name="Preformatted_20_Text"><text:tab/># debugfs.ocfs2 /dev/sdg1</text:p>
      <text:p text:style-name="Preformatted_20_Text"><text:tab/>debugfs.ocfs2 1.2.1</text:p>
      <text:p text:style-name="Preformatted_20_Text"><text:tab/>debugfs:</text:p>
      <text:p text:style-name="Preformatted_20_Text"/>
      <text:p text:style-name="Preformatted_20_Text">debugfs, by default, is an interactive tool. To run scripts, refer to the debugfs.ocfs2(8) manpage.</text:p>
      <text:p text:style-name="Preformatted_20_Text"/>
      <text:p text:style-name="Preformatted_20_Text"/>
      <text:p text:style-name="P2">Super Block</text:p>
      <text:p text:style-name="Preformatted_20_Text"/>
      <text:p text:style-name="Preformatted_20_Text">We start with the super block. That's the block that contains the block and cluster sizes of the filesystem. The information is stored in number of bits. At 12 bits, the block size is 4K (2^12) and at 15 bits, the cluster size is 32K (2^15). The other information gleaned is the block numbers for the root and the system directories.</text:p>
      <text:p text:style-name="Preformatted_20_Text"/>
      <text:p text:style-name="Preformatted_20_Text"><text:tab/>debugfs: stats -h</text:p>
      <text:p text:style-name="Preformatted_20_Text"><text:s text:c="8"/><text:tab/>Revision: 0.90</text:p>
      <text:p text:style-name="Preformatted_20_Text"><text:s text:c="8"/><text:tab/>Mount Count: 0 <text:s text:c="2"/>Max Mount Count: 20</text:p>
      <text:p text:style-name="Preformatted_20_Text"><text:s text:c="8"/><text:tab/>State: 0 <text:s text:c="2"/>Errors: 0</text:p>
      <text:p text:style-name="Preformatted_20_Text"><text:s text:c="8"/><text:tab/>Check Interval: 0 <text:s text:c="2"/>Last Check: Thu Mar <text:s/>9 16:01:36 2006</text:p>
      <text:p text:style-name="Preformatted_20_Text"><text:s text:c="8"/><text:tab/>Creator OS: 0</text:p>
      <text:p text:style-name="Preformatted_20_Text"><text:s text:c="8"/><text:tab/>Feature Compat: 0 <text:s text:c="2"/>Incompat: 0 <text:s text:c="2"/>RO Compat: 0</text:p>
      <text:p text:style-name="Preformatted_20_Text"><text:s text:c="8"/><text:tab/>Root Blknum: 17 <text:s text:c="2"/>System Dir Blknum: 18</text:p>
      <text:p text:style-name="Preformatted_20_Text"><text:s text:c="8"/><text:tab/>First Cluster Group Blknum: 8</text:p>
      <text:p text:style-name="Preformatted_20_Text"><text:s text:c="8"/><text:tab/>Block Size Bits: 12 <text:s text:c="2"/>Cluster Size Bits: 15</text:p>
      <text:p text:style-name="Preformatted_20_Text"><text:s text:c="8"/><text:tab/>Max Node Slots: 4</text:p>
      <text:p text:style-name="Preformatted_20_Text"><text:s text:c="8"/><text:tab/>Label: sunil060309a</text:p>
      <text:p text:style-name="Preformatted_20_Text"><text:s text:c="8"/><text:tab/>UUID: 1639290507B347F683B06A5FFCB531D7</text:p>
      <text:p text:style-name="Preformatted_20_Text"/>
      <text:p text:style-name="Preformatted_20_Text">OCFS2 views the disk in terms of blocks. All on-disk structures occupy at least 1 block. In other words, no two structures can share a block. This is important as the filesystem identifies on-disk resources across the cluster by its block number. Also, as the block size can range from 512 bytes to 4K, the structures are designed to make full use of the entire block. We will explore this further when we look at an inode.</text:p>
      <text:p text:style-name="Preformatted_20_Text"/>
      <text:p text:style-name="Preformatted_20_Text"/>
      <text:p text:style-name="P2">System Directory</text:p>
      <text:p text:style-name="Preformatted_20_Text"/>
      <text:p text:style-name="Preformatted_20_Text">System directory is like any directory. It has files and sub-directories. Only difference is that it is hidden and can only be browsed using this tool. The system directory holds the system files which manages the filesystem metadata.</text:p>
      <text:p text:style-name="Preformatted_20_Text"/>
      <text:p text:style-name="Preformatted_20_Text">To list all entries in the system directory, do:</text:p>
      <text:p text:style-name="Preformatted_20_Text"/>
      <text:p text:style-name="Preformatted_20_Text"><text:tab/>debugfs: ls -l //</text:p>
      <text:p text:style-name="Preformatted_20_Text"><text:tab/>18 <text:s text:c="2"/>drwxr-xr-x <text:s text:c="2"/>6 <text:s/>0 <text:s/>0 <text:s text:c="7"/>4096 9-Mar-2006 16:01 .</text:p>
      <text:p text:style-name="Preformatted_20_Text"><text:tab/>18 <text:s text:c="2"/>drwxr-xr-x <text:s text:c="2"/>6 <text:s/>0 <text:s/>0 <text:s text:c="7"/>4096 9-Mar-2006 16:01 ..</text:p>
      <text:p text:style-name="Preformatted_20_Text"><text:tab/>19 <text:s text:c="2"/>-rw-r--r-- <text:s text:c="2"/>1 <text:s/>0 <text:s/>0 <text:s text:c="10"/>0 9-Mar-2006 16:01 bad_blocks</text:p>
      <text:p text:style-name="Preformatted_20_Text"><text:tab/>20 <text:s text:c="2"/>-rw-r--r-- <text:s text:c="2"/>1 <text:s/>0 <text:s/>0 <text:s text:c="5"/>851968 9-Mar-2006 16:01 global_inode_alloc</text:p>
      <text:p text:style-name="Preformatted_20_Text"><text:tab/>21 <text:s text:c="2"/>-rw-r--r-- <text:s text:c="2"/>1 <text:s/>0 <text:s/>0 <text:s text:c="6"/>32768 9-Mar-2006 16:01 slot_map</text:p>
      <text:p text:style-name="Preformatted_20_Text"><text:tab/>22 <text:s text:c="2"/>-rw-r--r-- <text:s text:c="2"/>1 <text:s/>0 <text:s/>0 <text:s text:c="4"/>1048576 9-Mar-2006 16:01 heartbeat</text:p>
      <text:p text:style-name="Preformatted_20_Text"><text:tab/>23 <text:s text:c="2"/>-rw-r--r-- <text:s text:c="2"/>1 <text:s/>0 <text:s/>0 <text:s/>2000650240 9-Mar-2006 16:01 global_bitmap</text:p>
      <text:p text:style-name="Preformatted_20_Text"><text:tab/>24 <text:s text:c="2"/>drwxr-xr-x <text:s text:c="2"/>2 <text:s/>0 <text:s/>0 <text:s text:c="7"/>4096 9-Mar-2006 16:01 orphan_dir:0000</text:p>
      <text:p text:style-name="Preformatted_20_Text"><text:tab/>25 <text:s text:c="2"/>drwxr-xr-x <text:s text:c="2"/>2 <text:s/>0 <text:s/>0 <text:s text:c="5"/>12288 30-Mar-2006 18:15 orphan_dir:0001</text:p>
      <text:p text:style-name="Preformatted_20_Text"><text:tab/>26 <text:s text:c="2"/>drwxr-xr-x <text:s text:c="2"/>2 <text:s/>0 <text:s/>0 <text:s text:c="5"/>12288 30-Mar-2006 18:15 orphan_dir:0002</text:p>
      <text:p text:style-name="Preformatted_20_Text"><text:tab/>27 <text:s text:c="2"/>drwxr-xr-x <text:s text:c="2"/>2 <text:s/>0 <text:s/>0 <text:s text:c="7"/>4096 9-Mar-2006 16:01 orphan_dir:0003</text:p>
      <text:p text:style-name="Preformatted_20_Text"><text:tab/>28 <text:s text:c="2"/>-rw-r--r-- <text:s text:c="2"/>1 <text:s/>0 <text:s/>0 <text:s text:c="10"/>0 9-Mar-2006 16:01 extent_alloc:0000</text:p>
      <text:p text:style-name="Preformatted_20_Text"><text:tab/>29 <text:s text:c="2"/>-rw-r--r-- <text:s text:c="2"/>1 <text:s/>0 <text:s/>0 <text:s text:c="10"/>0 9-Mar-2006 16:01 extent_alloc:0001</text:p>
      <text:p text:style-name="Preformatted_20_Text"><text:tab/>30 <text:s text:c="2"/>-rw-r--r-- <text:s text:c="2"/>1 <text:s/>0 <text:s/>0 <text:s text:c="10"/>0 9-Mar-2006 16:01 extent_alloc:0002</text:p>
      <text:p text:style-name="Preformatted_20_Text"><text:tab/>31 <text:s text:c="2"/>-rw-r--r-- <text:s text:c="2"/>1 <text:s/>0 <text:s/>0 <text:s text:c="10"/>0 9-Mar-2006 16:01 extent_alloc:0003</text:p>
      <text:p text:style-name="Preformatted_20_Text"><text:tab/>32 <text:s text:c="2"/>-rw-r--r-- <text:s text:c="2"/>1 <text:s/>0 <text:s/>0 <text:s text:c="2"/>100663296 9-Mar-2006 16:01 inode_alloc:0000</text:p>
      <text:p text:style-name="Preformatted_20_Text"><text:tab/>33 <text:s text:c="2"/>-rw-r--r-- <text:s text:c="2"/>1 <text:s/>0 <text:s/>0 <text:s text:c="3"/>20971520 9-Mar-2006 16:01 inode_alloc:0001</text:p>
      <text:p text:style-name="Preformatted_20_Text"><text:tab/>34 <text:s text:c="2"/>-rw-r--r-- <text:s text:c="2"/>1 <text:s/>0 <text:s/>0 <text:s text:c="3"/>83886080 9-Mar-2006 16:01 inode_alloc:0002</text:p>
      <text:p text:style-name="Preformatted_20_Text"><text:tab/>35 <text:s text:c="2"/>-rw-r--r-- <text:s text:c="2"/>1 <text:s/>0 <text:s/>0 <text:s text:c="2"/>104857600 9-Mar-2006 16:01 inode_alloc:0003</text:p>
      <text:p text:style-name="Preformatted_20_Text"><text:tab/>36 <text:s text:c="2"/>-rw-r--r-- <text:s text:c="2"/>1 <text:s/>0 <text:s/>0 <text:s text:c="3"/>67108864 9-Mar-2006 16:01 journal:0000</text:p>
      <text:p text:style-name="Preformatted_20_Text"><text:tab/>37 <text:s text:c="2"/>-rw-r--r-- <text:s text:c="2"/>1 <text:s/>0 <text:s/>0 <text:s text:c="3"/>67108864 9-Mar-2006 16:01 journal:0001</text:p>
      <text:p text:style-name="Preformatted_20_Text"><text:tab/>38 <text:s text:c="2"/>-rw-r--r-- <text:s text:c="2"/>1 <text:s/>0 <text:s/>0 <text:s text:c="3"/>67108864 9-Mar-2006 16:01 journal:0002</text:p>
      <text:p text:style-name="Preformatted_20_Text"><text:tab/>39 <text:s text:c="2"/>-rw-r--r-- <text:s text:c="2"/>1 <text:s/>0 <text:s/>0 <text:s text:c="3"/>67108864 9-Mar-2006 16:01 journal:0003</text:p>
      <text:p text:style-name="Preformatted_20_Text"><text:tab/>40 <text:s text:c="2"/>-rw-r--r-- <text:s text:c="2"/>1 <text:s/>0 <text:s/>0 <text:s text:c="10"/>0 9-Mar-2006 16:01 local_alloc:0000</text:p>
      <text:p text:style-name="Preformatted_20_Text"><text:tab/>41 <text:s text:c="2"/>-rw-r--r-- <text:s text:c="2"/>1 <text:s/>0 <text:s/>0 <text:s text:c="10"/>0 9-Mar-2006 16:01 local_alloc:0001</text:p>
      <text:p text:style-name="Preformatted_20_Text"><text:tab/>42 <text:s text:c="2"/>-rw-r--r-- <text:s text:c="2"/>1 <text:s/>0 <text:s/>0 <text:s text:c="10"/>0 9-Mar-2006 16:01 local_alloc:0002</text:p>
      <text:p text:style-name="Preformatted_20_Text"><text:tab/>43 <text:s text:c="2"/>-rw-r--r-- <text:s text:c="2"/>1 <text:s/>0 <text:s/>0 <text:s text:c="10"/>0 9-Mar-2006 16:01 local_alloc:0003</text:p>
      <text:p text:style-name="Preformatted_20_Text"><text:tab/>44 <text:s text:c="2"/>-rw-r--r-- <text:s text:c="2"/>1 <text:s/>0 <text:s/>0 <text:s text:c="10"/>0 9-Mar-2006 16:01 truncate_log:0000</text:p>
      <text:p text:style-name="Preformatted_20_Text"><text:tab/>45 <text:s text:c="2"/>-rw-r--r-- <text:s text:c="2"/>1 <text:s/>0 <text:s/>0 <text:s text:c="10"/>0 9-Mar-2006 16:01 truncate_log:0001</text:p>
      <text:p text:style-name="Preformatted_20_Text"><text:tab/>46 <text:s text:c="2"/>-rw-r--r-- <text:s text:c="2"/>1 <text:s/>0 <text:s/>0 <text:s text:c="10"/>0 9-Mar-2006 16:01 truncate_log:0002</text:p>
      <text:p text:style-name="Preformatted_20_Text"><text:tab/>47 <text:s text:c="2"/>-rw-r--r-- <text:s text:c="2"/>1 <text:s/>0 <text:s/>0 <text:s text:c="10"/>0 9-Mar-2006 16:01 truncate_log:0003</text:p>
      <text:p text:style-name="Preformatted_20_Text"/>
      <text:p text:style-name="Preformatted_20_Text">In debugfs, we use the "//" notation to denote the system directory.</text:p>
      <text:p text:style-name="Preformatted_20_Text"/>
      <text:p text:style-name="Preformatted_20_Text">The listing format above is similar to "ls -il" in shell. The first column lists the block number. Notice the file names. The ones with trailing numbers are local system files and are for each slot. Ones without the numbers are referred to as global system files. More on this later.</text:p>
      <text:p text:style-name="Preformatted_20_Text"/>
      <text:p text:style-name="Preformatted_20_Text"/>
      <text:p text:style-name="P2">Root Directory</text:p>
      <text:p text:style-name="Preformatted_20_Text"/>
      <text:p text:style-name="Preformatted_20_Text">To view the root dir, do:</text:p>
      <text:p text:style-name="Preformatted_20_Text"/>
      <text:p text:style-name="Preformatted_20_Text"><text:tab/>debugfs: ls -l /</text:p>
      <text:p text:style-name="Preformatted_20_Text"><text:s text:c="8"/><text:tab/>17 <text:s text:c="5"/>drwxr-xr-x <text:s text:c="2"/>8 <text:s/>0 <text:s/>0 <text:s text:c="3"/>4096 11-May-2006 15:02 .</text:p>
      <text:p text:style-name="Preformatted_20_Text"><text:s text:c="8"/><text:tab/>17 <text:s text:c="5"/>drwxr-xr-x <text:s text:c="2"/>8 <text:s/>0 <text:s/>0 <text:s text:c="3"/>4096 11-May-2006 15:02 ..</text:p>
      <text:p text:style-name="Preformatted_20_Text"><text:s text:c="8"/><text:tab/>158378 <text:s/>drwxrwxrwx <text:s/>19 <text:s/>0 <text:s/>0 <text:s text:c="3"/>4096 <text:s/>5-Mar-2006 11:07 linux-2.6.15.6</text:p>
      <text:p text:style-name="Preformatted_20_Text"><text:s text:c="8"/><text:tab/>227650 <text:s/>drwxr-xr-x <text:s text:c="2"/>2 <text:s/>0 <text:s/>0 <text:s text:c="3"/>4096 15-Mar-2006 13:16 tmp</text:p>
      <text:p text:style-name="Preformatted_20_Text"><text:s text:c="8"/><text:tab/>66073 <text:s text:c="2"/>-rw-r--r-- <text:s text:c="2"/>1 <text:s/>0 <text:s/>0 <text:s/>688128 11-May-2006 15:06 file1</text:p>
      <text:p text:style-name="Preformatted_20_Text"><text:s text:c="8"/><text:tab/>278929 <text:s/>-rw-r--r-- <text:s text:c="2"/>1 <text:s/>0 <text:s/>0 <text:s/>688128 11-May-2006 15:06 file2</text:p>
      <text:p text:style-name="Preformatted_20_Text"><text:s text:c="8"/><text:tab/>387082 <text:s/>drwxr-xr-x <text:s text:c="2"/>3 <text:s/>0 <text:s/>0 <text:s text:c="3"/>4096 15-Mar-2006 12:09 ca-test92</text:p>
      <text:p text:style-name="Preformatted_20_Text"><text:s text:c="8"/><text:tab/>160065 <text:s/>drwxr-xr-x <text:s text:c="2"/>3 <text:s/>0 <text:s/>0 <text:s text:c="3"/>4096 15-Mar-2006 12:09 ca-test95</text:p>
      <text:p text:style-name="Preformatted_20_Text"><text:s text:c="8"/><text:tab/>158018 <text:s/>drwxr-xr-x <text:s text:c="2"/>3 <text:s/>0 <text:s/>0 <text:s text:c="3"/>4096 15-Mar-2006 12:09 ca-test96</text:p>
      <text:p text:style-name="Preformatted_20_Text"><text:s text:c="8"/><text:tab/>383523 <text:s/>drwxr-xr-x <text:s text:c="2"/>3 <text:s/>0 <text:s/>0 <text:s text:c="3"/>4096 15-Mar-2006 12:09 ca-test89</text:p>
      <text:p text:style-name="Preformatted_20_Text"/>
      <text:p text:style-name="Preformatted_20_Text">Like in listing the system directory, the first column lists the block number of that object. The block number is also used as the inode number in the fs. The remaining columns in order are permissions, links count, user id, group id, size, modify date/time and object name.</text:p>
      <text:p text:style-name="Preformatted_20_Text"/>
      <text:p text:style-name="Preformatted_20_Text"/>
      <text:p text:style-name="P2">Inode</text:p>
      <text:p text:style-name="Preformatted_20_Text"/>
      <text:p text:style-name="Preformatted_20_Text">To view an inode, do:</text:p>
      <text:p text:style-name="Preformatted_20_Text"/>
      <text:p text:style-name="Preformatted_20_Text"><text:tab/>debugfs: stat /linux-2.6.15.6/README</text:p>
      <text:p text:style-name="Preformatted_20_Text"><text:s text:c="8"/><text:tab/>Inode: 267577 <text:s text:c="2"/>Mode: 0644 <text:s text:c="2"/>Generation: 1394565908 (0x531f631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15070</text:p>
      <text:p text:style-name="Preformatted_20_Text"><text:s text:c="8"/><text:tab/>Links: 1 <text:s text:c="2"/>Clusters: 1</text:p>
      <text:p text:style-name="Preformatted_20_Text"><text:s text:c="8"/><text:tab/>ctime: 0x442ddf68 -- Fri Mar 31 18:03:20 2006</text:p>
      <text:p text:style-name="Preformatted_20_Text"><text:s text:c="8"/><text:tab/>atime: 0x442ddf66 -- Fri Mar 31 18:03:18 2006</text:p>
      <text:p text:style-name="Preformatted_20_Text"><text:s text:c="8"/><text:tab/>mtime: 0x440b370a -- Sun Mar <text:s/>5 11:07:54 2006</text:p>
      <text:p text:style-name="Preformatted_20_Text"><text:s text:c="8"/><text:tab/>dtime: 0x0 -- Wed Dec 31 16:00:00 1969</text:p>
      <text:p text:style-name="Preformatted_20_Text"><text:s text:c="8"/><text:tab/>ctime_nsec: 0x32204592 -- 840975762</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2 <text:s text:c="2"/>Sub Alloc Bit: 233</text:p>
      <text:p text:style-name="Preformatted_20_Text"><text:s text:c="8"/><text:tab/>Tree Depth: 0 <text:s text:c="2"/>Count: 243 <text:s text:c="2"/>Next Free Rec: 1</text:p>
      <text:p text:style-name="Preformatted_20_Text"><text:s text:c="8"/><text:tab/>## Offset <text:s text:c="7"/>Clusters <text:s text:c="6"/>Block#</text:p>
      <text:p text:style-name="Preformatted_20_Text"><text:s text:c="8"/><text:tab/>0 <text:s/>0 <text:s text:c="12"/>1 <text:s text:c="13"/>272392</text:p>
      <text:p text:style-name="Preformatted_20_Text"/>
      <text:p text:style-name="Preformatted_20_Text">One can also view the inode by just the inode/block# like, "stat &lt;267577&gt;". Notice the "Tree Depth". 0 means that the inode is directly pointing to the data blocks. In this example, the inode is pointing to a cluster starting at block 272392. To extract the file using dd, do:</text:p>
      <text:p text:style-name="Preformatted_20_Text"/>
      <text:p text:style-name="Preformatted_20_Text"><text:tab/># dd if=/dev/sdg1 of=/tmp/readme bs=4096 skip=272392 count=$[$[15070/4096]+1]</text:p>
      <text:p text:style-name="Preformatted_20_Text"><text:tab/># head -c 15070 /tmp/readme &gt;/tmp/README</text:p>
      <text:p text:style-name="Preformatted_20_Text"/>
      <text:p text:style-name="Preformatted_20_Text">This file has only one extent. Now let's view the inode of a file with more extents.</text:p>
      <text:p text:style-name="Preformatted_20_Text"/>
      <text:p text:style-name="Preformatted_20_Text"><text:tab/>debugfs: stat /file1</text:p>
      <text:p text:style-name="Preformatted_20_Text"><text:s text:c="8"/><text:tab/>Inode: 66073 <text:s text:c="2"/>Mode: 0644 <text:s text:c="2"/>Generation: 1728531012 (0x67074a4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688128</text:p>
      <text:p text:style-name="Preformatted_20_Text"><text:s text:c="8"/><text:tab/>Links: 1 <text:s text:c="2"/>Clusters: 21</text:p>
      <text:p text:style-name="Preformatted_20_Text"><text:s text:c="8"/><text:tab/>ctime: 0x4463b56b -- Thu May 11 15:06:35 2006</text:p>
      <text:p text:style-name="Preformatted_20_Text"><text:s text:c="8"/><text:tab/>atime: 0x4463b4c0 -- Thu May 11 15:03:44 2006</text:p>
      <text:p text:style-name="Preformatted_20_Text"><text:s text:c="8"/><text:tab/>mtime: 0x4463b56b -- Thu May 11 15:06:35 2006</text:p>
      <text:p text:style-name="Preformatted_20_Text"><text:s text:c="8"/><text:tab/>dtime: 0x0 -- Wed Dec 31 16:00:00 1969</text:p>
      <text:p text:style-name="Preformatted_20_Text"><text:s text:c="8"/><text:tab/>ctime_nsec: 0x2417c7e3 -- 605538275</text:p>
      <text:p text:style-name="Preformatted_20_Text"><text:s text:c="8"/><text:tab/>atime_nsec: 0x2a6d6e9c -- 711814812</text:p>
      <text:p text:style-name="Preformatted_20_Text"><text:s text:c="8"/><text:tab/>mtime_nsec: 0x2417c7e3 -- 605538275</text:p>
      <text:p text:style-name="Preformatted_20_Text"><text:s text:c="8"/><text:tab/>Last Extblk: 0</text:p>
      <text:p text:style-name="Preformatted_20_Text"><text:s text:c="8"/><text:tab/>Sub Alloc Slot: 0 <text:s text:c="2"/>Sub Alloc Bit: 1</text:p>
      <text:p text:style-name="Preformatted_20_Text"><text:s text:c="8"/><text:tab/>Tree Depth: 0 <text:s text:c="2"/>Count: 243 <text:s text:c="2"/>Next Free Rec: 20</text:p>
      <text:p text:style-name="Preformatted_20_Text"><text:s text:c="8"/><text:tab/>## Offset <text:s text:c="7"/>Clusters <text:s text:c="6"/>Block#</text:p>
      <text:p text:style-name="Preformatted_20_Text"><text:s text:c="8"/><text:tab/>0 <text:s/>0 <text:s text:c="12"/>2 <text:s text:c="13"/>78384</text:p>
      <text:p text:style-name="Preformatted_20_Text"><text:s text:c="8"/><text:tab/>1 <text:s/>2 <text:s text:c="12"/>1 <text:s text:c="13"/>78408</text:p>
      <text:p text:style-name="Preformatted_20_Text"><text:s text:c="8"/><text:tab/>2 <text:s/>3 <text:s text:c="12"/>1 <text:s text:c="13"/>78424</text:p>
      <text:p text:style-name="Preformatted_20_Text"><text:s text:c="8"/><text:tab/>3 <text:s/>4 <text:s text:c="12"/>1 <text:s text:c="13"/>78440</text:p>
      <text:p text:style-name="Preformatted_20_Text"><text:s text:c="8"/><text:tab/>4 <text:s/>5 <text:s text:c="12"/>1 <text:s text:c="13"/>78456</text:p>
      <text:p text:style-name="Preformatted_20_Text"><text:s text:c="8"/><text:tab/>5 <text:s/>6 <text:s text:c="12"/>1 <text:s text:c="13"/>78472</text:p>
      <text:p text:style-name="Preformatted_20_Text"><text:s text:c="8"/><text:tab/>6 <text:s/>7 <text:s text:c="12"/>1 <text:s text:c="13"/>78488</text:p>
      <text:p text:style-name="Preformatted_20_Text"><text:s text:c="8"/><text:tab/>7 <text:s/>8 <text:s text:c="12"/>1 <text:s text:c="13"/>78504</text:p>
      <text:p text:style-name="Preformatted_20_Text"><text:s text:c="8"/><text:tab/>8 <text:s/>9 <text:s text:c="12"/>1 <text:s text:c="13"/>78520</text:p>
      <text:p text:style-name="Preformatted_20_Text"><text:s text:c="8"/><text:tab/>9 <text:s/>10 <text:s text:c="11"/>1 <text:s text:c="13"/>78536</text:p>
      <text:p text:style-name="Preformatted_20_Text"><text:s text:c="8"/><text:tab/>10 11 <text:s text:c="11"/>1 <text:s text:c="13"/>78552</text:p>
      <text:p text:style-name="Preformatted_20_Text"><text:s text:c="8"/><text:tab/>11 12 <text:s text:c="11"/>1 <text:s text:c="13"/>78568</text:p>
      <text:p text:style-name="Preformatted_20_Text"><text:s text:c="8"/><text:tab/>12 13 <text:s text:c="11"/>1 <text:s text:c="13"/>78584</text:p>
      <text:p text:style-name="Preformatted_20_Text"><text:s text:c="8"/><text:tab/>13 14 <text:s text:c="11"/>1 <text:s text:c="13"/>78600</text:p>
      <text:p text:style-name="Preformatted_20_Text"><text:s text:c="8"/><text:tab/>14 15 <text:s text:c="11"/>1 <text:s text:c="13"/>78616</text:p>
      <text:p text:style-name="Preformatted_20_Text"><text:s text:c="8"/><text:tab/>15 16 <text:s text:c="11"/>1 <text:s text:c="13"/>78632</text:p>
      <text:p text:style-name="Preformatted_20_Text"><text:s text:c="8"/><text:tab/>16 17 <text:s text:c="11"/>1 <text:s text:c="13"/>78648</text:p>
      <text:p text:style-name="Preformatted_20_Text"><text:s text:c="8"/><text:tab/>17 18 <text:s text:c="11"/>1 <text:s text:c="13"/>78664</text:p>
      <text:p text:style-name="Preformatted_20_Text"><text:s text:c="8"/><text:tab/>18 19 <text:s text:c="11"/>1 <text:s text:c="13"/>78680</text:p>
      <text:p text:style-name="Preformatted_20_Text"><text:s text:c="8"/><text:tab/>19 20 <text:s text:c="11"/>1 <text:s text:c="13"/>78696</text:p>
      <text:p text:style-name="Preformatted_20_Text"/>
      <text:p text:style-name="Preformatted_20_Text">Notice the "Count" in the inode. That's the number of direct extents this inode can point to. With 4K block sized inodes, one can have 243 direct extents. The number reduces for smaller block sizes.</text:p>
      <text:p text:style-name="Preformatted_20_Text"/>
      <text:p text:style-name="Preformatted_20_Text">After extending the file such that it grows to 600 extents, the inode looks like:</text:p>
      <text:p text:style-name="Preformatted_20_Text"/>
      <text:p text:style-name="Preformatted_20_Text"><text:tab/>debugfs: stat /file1</text:p>
      <text:p text:style-name="Preformatted_20_Text"><text:s text:c="8"/><text:tab/>Inode: 66073 <text:s text:c="2"/>Mode: 0644 <text:s text:c="2"/>Generation: 1728531012 (0x67074a4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19693568</text:p>
      <text:p text:style-name="Preformatted_20_Text"><text:s text:c="8"/><text:tab/>Links: 1 <text:s text:c="2"/>Clusters: 601</text:p>
      <text:p text:style-name="Preformatted_20_Text"><text:s text:c="8"/><text:tab/>ctime: 0x4463b772 -- Thu May 11 15:15:14 2006</text:p>
      <text:p text:style-name="Preformatted_20_Text"><text:s text:c="8"/><text:tab/>atime: 0x4463b4c0 -- Thu May 11 15:03:44 2006</text:p>
      <text:p text:style-name="Preformatted_20_Text"><text:s text:c="8"/><text:tab/>mtime: 0x4463b772 -- Thu May 11 15:15:14 2006</text:p>
      <text:p text:style-name="Preformatted_20_Text"><text:s text:c="8"/><text:tab/>dtime: 0x0 -- Wed Dec 31 16:00:00 1969</text:p>
      <text:p text:style-name="Preformatted_20_Text"><text:s text:c="8"/><text:tab/>ctime_nsec: 0x30179516 -- 806851862</text:p>
      <text:p text:style-name="Preformatted_20_Text"><text:s text:c="8"/><text:tab/>atime_nsec: 0x2a6d6e9c -- 711814812</text:p>
      <text:p text:style-name="Preformatted_20_Text"><text:s text:c="8"/><text:tab/>mtime_nsec: 0x30179516 -- 806851862</text:p>
      <text:p text:style-name="Preformatted_20_Text"><text:s text:c="8"/><text:tab/>Last Extblk: 129574</text:p>
      <text:p text:style-name="Preformatted_20_Text"><text:s text:c="8"/><text:tab/>Sub Alloc Slot: 0 <text:s text:c="2"/>Sub Alloc Bit: 1</text:p>
      <text:p text:style-name="Preformatted_20_Text"><text:s text:c="8"/><text:tab/>Tree Depth: 1 <text:s text:c="2"/>Count: 243 <text:s text:c="2"/>Next Free Rec: 3</text:p>
      <text:p text:style-name="Preformatted_20_Text"><text:s text:c="8"/><text:tab/>## Offset <text:s text:c="7"/>Clusters <text:s text:c="6"/>Block#</text:p>
      <text:p text:style-name="Preformatted_20_Text"><text:s text:c="8"/><text:tab/>0 <text:s/>0 <text:s text:c="12"/>253 <text:s text:c="11"/>129570</text:p>
      <text:p text:style-name="Preformatted_20_Text"><text:s text:c="8"/><text:tab/>1 <text:s/>253 <text:s text:c="10"/>252 <text:s text:c="11"/>129572</text:p>
      <text:p text:style-name="Preformatted_20_Text"><text:s text:c="8"/><text:tab/>2 <text:s/>505 <text:s text:c="10"/>96 <text:s text:c="12"/>129574</text:p>
      <text:p text:style-name="Preformatted_20_Text"><text:s text:c="8"/><text:tab/>SubAlloc Bit: 2 <text:s text:c="2"/>SubAlloc Slot: 0</text:p>
      <text:p text:style-name="Preformatted_20_Text"><text:s text:c="8"/><text:tab/>Blknum: 129570 <text:s text:c="2"/>Next Leaf: 129572</text:p>
      <text:p text:style-name="Preformatted_20_Text"><text:s text:c="8"/><text:tab/>Tree Depth: 0 <text:s text:c="2"/>Count: 252 <text:s text:c="2"/>Next Free Rec: 252</text:p>
      <text:p text:style-name="Preformatted_20_Text"><text:s text:c="8"/><text:tab/>## Offset <text:s text:c="7"/>Clusters <text:s text:c="6"/>Block#</text:p>
      <text:p text:style-name="Preformatted_20_Text"><text:s text:c="8"/><text:tab/>0 <text:s/>0 <text:s text:c="12"/>2 <text:s text:c="13"/>78384</text:p>
      <text:p text:style-name="Preformatted_20_Text"><text:s text:c="8"/><text:tab/>1 <text:s/>2 <text:s text:c="12"/>1 <text:s text:c="13"/>78408</text:p>
      <text:p text:style-name="Preformatted_20_Text"><text:s text:c="8"/><text:tab/>2 <text:s/>3 <text:s text:c="12"/>1 <text:s text:c="13"/>78424</text:p>
      <text:p text:style-name="Preformatted_20_Text"><text:tab/><text:tab/>....</text:p>
      <text:p text:style-name="Preformatted_20_Text"><text:tab/> <text:s text:c="5"/>250 251 <text:s text:c="9"/>1 <text:s text:c="13"/>130712</text:p>
      <text:p text:style-name="Preformatted_20_Text"><text:s text:c="8"/><text:tab/>251 252 <text:s text:c="9"/>1 <text:s text:c="13"/>130728</text:p>
      <text:p text:style-name="Preformatted_20_Text"><text:s text:c="8"/><text:tab/>SubAlloc Bit: 4 <text:s text:c="2"/>SubAlloc Slot: 0</text:p>
      <text:p text:style-name="Preformatted_20_Text"><text:s text:c="8"/><text:tab/>Blknum: 129572 <text:s text:c="2"/>Next Leaf: 129574</text:p>
      <text:p text:style-name="Preformatted_20_Text"><text:s text:c="8"/><text:tab/>Tree Depth: 0 <text:s text:c="2"/>Count: 252 <text:s text:c="2"/>Next Free Rec: 252</text:p>
      <text:p text:style-name="Preformatted_20_Text"><text:s text:c="8"/><text:tab/>## Offset <text:s text:c="7"/>Clusters <text:s text:c="6"/>Block#</text:p>
      <text:p text:style-name="Preformatted_20_Text"><text:s text:c="8"/><text:tab/>0 <text:s/>253 <text:s text:c="10"/>1 <text:s text:c="13"/>130744</text:p>
      <text:p text:style-name="Preformatted_20_Text"><text:s text:c="8"/><text:tab/>1 <text:s/>254 <text:s text:c="10"/>1 <text:s text:c="13"/>130760</text:p>
      <text:p text:style-name="Preformatted_20_Text"><text:s text:c="8"/><text:tab/>2 <text:s/>255 <text:s text:c="10"/>1 <text:s text:c="13"/>130776</text:p>
      <text:p text:style-name="Preformatted_20_Text"><text:tab/><text:tab/>....</text:p>
      <text:p text:style-name="Preformatted_20_Text"><text:s text:c="8"/><text:tab/>250 503 <text:s text:c="9"/>1 <text:s text:c="13"/>471272</text:p>
      <text:p text:style-name="Preformatted_20_Text"><text:s text:c="8"/><text:tab/>251 504 <text:s text:c="9"/>1 <text:s text:c="13"/>471288</text:p>
      <text:p text:style-name="Preformatted_20_Text"><text:s text:c="8"/><text:tab/>SubAlloc Bit: 6 <text:s text:c="2"/>SubAlloc Slot: 0</text:p>
      <text:p text:style-name="Preformatted_20_Text"><text:s text:c="8"/><text:tab/>Blknum: 129574 <text:s text:c="2"/>Next Leaf: 0</text:p>
      <text:p text:style-name="Preformatted_20_Text"><text:s text:c="8"/><text:tab/>Tree Depth: 0 <text:s text:c="2"/>Count: 252 <text:s text:c="2"/>Next Free Rec: 96</text:p>
      <text:p text:style-name="Preformatted_20_Text"><text:s text:c="8"/><text:tab/>## Offset <text:s text:c="7"/>Clusters <text:s text:c="6"/>Block#</text:p>
      <text:p text:style-name="Preformatted_20_Text"><text:s text:c="8"/><text:tab/>0 <text:s/>505 <text:s text:c="10"/>1 <text:s text:c="13"/>471304</text:p>
      <text:p text:style-name="Preformatted_20_Text"><text:s text:c="8"/><text:tab/>1 <text:s/>506 <text:s text:c="10"/>1 <text:s text:c="13"/>471320</text:p>
      <text:p text:style-name="Preformatted_20_Text"><text:tab/><text:tab/>...</text:p>
      <text:p text:style-name="Preformatted_20_Text"><text:s text:c="8"/><text:tab/>93 598 <text:s text:c="10"/>1 <text:s text:c="13"/>114104</text:p>
      <text:p text:style-name="Preformatted_20_Text"><text:s text:c="8"/><text:tab/>94 599 <text:s text:c="10"/>1 <text:s text:c="13"/>114120</text:p>
      <text:p text:style-name="Preformatted_20_Text"><text:s text:c="8"/><text:tab/>95 600 <text:s text:c="10"/>1 <text:s text:c="13"/>114136</text:p>
      <text:p text:style-name="Preformatted_20_Text"/>
      <text:p text:style-name="Preformatted_20_Text">The output has been compressed for readability. Here we see the inode at "Tree Depth" 1. Means it is pointing to extent blocks which are pointing to the actual data blocks. This gets us to the "Extent" block type. Theoretically, the tree depth could grow without bound, allowing one to have unlimited number of extents. However, for performance reasons, that is not desired.</text:p>
      <text:p text:style-name="Preformatted_20_Text"/>
      <text:p text:style-name="Preformatted_20_Text">Now with that many extents, if one were to dd the file, one would have to figure out all the starting block numbers and length for each extent in order. Instead, one can also do:</text:p>
      <text:p text:style-name="Preformatted_20_Text"/>
      <text:p text:style-name="Preformatted_20_Text"><text:tab/>debugfs: dump /file1 /tmp/file1</text:p>
      <text:p text:style-name="Preformatted_20_Text"/>
      <text:p text:style-name="Preformatted_20_Text">Please note that all the ios are performed o_direct. If the filesystem is mounted, while debugfs will work, the results may be not what one expects. The "dump" command has been provided mainly to extract information from a corrupted / unmountable filesystem. To recursively dump an entire directory tree, use "rdump".</text:p>
      <text:p text:style-name="Preformatted_20_Text"/>
      <text:p text:style-name="Preformatted_20_Text"/>
      <text:p text:style-name="P2">Journal File</text:p>
      <text:p text:style-name="Preformatted_20_Text"/>
      <text:p text:style-name="Preformatted_20_Text">Like ext3, OCFS2 uses JBD for journaling. The journaling is block-based, as in, it keeps track of the latest image of the block rather than the change vectors. Also the transactions can only be rolled forward and not backwards. If a system crashes, the next time the volume is mounted, the filesystem walks thru the journal file and rolls forward all committed transactions. fsck is also capable of doing the same.</text:p>
      <text:p text:style-name="Preformatted_20_Text"/>
      <text:p text:style-name="Preformatted_20_Text">To illustrate this process, let us review a dump of a dirty journal file.</text:p>
      <text:p text:style-name="Preformatted_20_Text"/>
      <text:p text:style-name="Preformatted_20_Text">To dump a journal for a particular slot, do:</text:p>
      <text:p text:style-name="Preformatted_20_Text"/>
      <text:p text:style-name="Preformatted_20_Text"><text:tab/># echo "logdump 0" | debugfs.ocfs2 -n /dev/sdX &gt;/tmp/log0</text:p>
      <text:p text:style-name="Preformatted_20_Text"/>
      <text:p text:style-name="Preformatted_20_Text">While one can view the logdump interactively, it is easier to view it in your favorite editor.</text:p>
      <text:p text:style-name="Preformatted_20_Text"/>
      <text:p text:style-name="Preformatted_20_Text">The first block, the journal super block, looks as follows:</text:p>
      <text:p text:style-name="Preformatted_20_Text"/>
      <text:p text:style-name="Preformatted_20_Text"><text:s text:c="8"/>Block 0: Journal Superblock</text:p>
      <text:p text:style-name="Preformatted_20_Text"><text:s text:c="8"/>Seq: 0 <text:s text:c="2"/>Type: 4 (JFS_SUPERBLOCK_V2)</text:p>
      <text:p text:style-name="Preformatted_20_Text"><text:s text:c="8"/>Blocksize: 4096 <text:s text:c="2"/>Total Blocks: 16384 <text:s text:c="2"/>First Block: 1</text:p>
      <text:p text:style-name="Preformatted_20_Text"><text:s text:c="8"/>First Commit ID: 4553 <text:s text:c="2"/>Start Log Blknum: 85</text:p>
      <text:p text:style-name="Preformatted_20_Text"><text:s text:c="8"/>Error: 0</text:p>
      <text:p text:style-name="Preformatted_20_Text"><text:s text:c="8"/>Features Compat: 0x0 <text:s text:c="2"/>Incompat: 0x0 <text:s text:c="2"/>RO Compat: 0x0</text:p>
      <text:p text:style-name="Preformatted_20_Text"><text:s text:c="8"/>Journal UUID: 1639290507B347F683B06A5FFCB531D7</text:p>
      <text:p text:style-name="Preformatted_20_Text"><text:s text:c="8"/>FS Share Cnt: 1 <text:s text:c="2"/>Dynamic Superblk Blknum: 0</text:p>
      <text:p text:style-name="Preformatted_20_Text"><text:s text:c="8"/>Per Txn Block Limit <text:s text:c="3"/>Journal: 0 <text:s text:c="3"/>Data: 0</text:p>
      <text:p text:style-name="Preformatted_20_Text"/>
      <text:p text:style-name="Preformatted_20_Text">Notice the "First Commit ID" and the "Start Log Blknum". When the journal is replayed, it will look for "Seq: 4553" starting at "Block: 85" in that journal file.</text:p>
      <text:p text:style-name="Preformatted_20_Text"/>
      <text:p text:style-name="Preformatted_20_Text"><text:s text:c="8"/>Block 85: Journal Descriptor</text:p>
      <text:p text:style-name="Preformatted_20_Text"><text:s text:c="8"/>Seq: 4553 <text:s text:c="2"/>Type: 1 (JFS_DESCRIPTOR_BLOCK)</text:p>
      <text:p text:style-name="Preformatted_20_Text"><text:s text:c="8"/>No. Blocknum <text:s text:c="7"/>Flags</text:p>
      <text:p text:style-name="Preformatted_20_Text"><text:s text:c="9"/>0. 278929 <text:s text:c="9"/>none</text:p>
      <text:p text:style-name="Preformatted_20_Text"><text:s text:c="8"/>UUID: 00000000000000000000000000000000</text:p>
      <text:p text:style-name="Preformatted_20_Text"><text:s text:c="9"/>1. 40 <text:s text:c="13"/>JFS_FLAG_SAME_UUID</text:p>
      <text:p text:style-name="Preformatted_20_Text"><text:s text:c="9"/>2. 66073 <text:s text:c="10"/>JFS_FLAG_SAME_UUID</text:p>
      <text:p text:style-name="Preformatted_20_Text"><text:s text:c="9"/>3. 258048 <text:s text:c="9"/>JFS_FLAG_SAME_UUID</text:p>
      <text:p text:style-name="Preformatted_20_Text"><text:s text:c="9"/>4. 23 <text:s text:c="13"/>JFS_FLAG_SAME_UUID</text:p>
      <text:p text:style-name="Preformatted_20_Text"><text:s text:c="9"/>5. 8 <text:s text:c="14"/>JFS_FLAG_SAME_UUID</text:p>
      <text:p text:style-name="Preformatted_20_Text"><text:s text:c="9"/>6. 129568 <text:s text:c="9"/>JFS_FLAG_SAME_UUID</text:p>
      <text:p text:style-name="Preformatted_20_Text"><text:s text:c="9"/>7. 28 <text:s text:c="13"/>JFS_FLAG_SAME_UUID</text:p>
      <text:p text:style-name="Preformatted_20_Text"><text:s text:c="9"/>8. 129569 <text:s text:c="9"/>JFS_FLAG_SAME_UUID</text:p>
      <text:p text:style-name="Preformatted_20_Text"><text:s text:c="9"/>9. 129570 <text:s text:c="9"/>JFS_FLAG_SAME_UUID JFS_FLAG_LAST_TAG</text:p>
      <text:p text:style-name="Preformatted_20_Text"/>
      <text:p text:style-name="Preformatted_20_Text">The journal descriptor keeps track of all the blocks in that transaction. The JFS_FLAG_LAST_TAG indicates the last block. The blocks listed will follow the descriptor in order, followed by the commit block.</text:p>
      <text:p text:style-name="Preformatted_20_Text"/>
      <text:p text:style-name="Preformatted_20_Text"><text:s text:c="8"/>Block 96: Journal Commit Block</text:p>
      <text:p text:style-name="Preformatted_20_Text"><text:s text:c="8"/>Seq: 4553 <text:s text:c="2"/>Type: 2 (JFS_COMMIT_BLOCK)</text:p>
      <text:p text:style-name="Preformatted_20_Text"/>
      <text:p text:style-name="Preformatted_20_Text">If all of the said blocks exist, the transaction will be rolled forward. If not, it will be ignored. The process is repeated for the next commit id until no more are found. Once all the transactions are rolled forward, the journal super block is initialized and the dirty flag on the journal inode is reset.</text:p>
      <text:p text:style-name="Preformatted_20_Text"/>
      <text:p text:style-name="Preformatted_20_Text"/>
      <text:p text:style-name="P2">Slot Map</text:p>
      <text:p text:style-name="Preformatted_20_Text"/>
      <text:p text:style-name="Preformatted_20_Text">This holds the mapping between the slot and the node numbers. The slot# denotes the set of local system files in use by that node. The slot to node mappings can change on each mount. To view the mappings, do:</text:p>
      <text:p text:style-name="Preformatted_20_Text"/>
      <text:p text:style-name="Preformatted_20_Text"><text:tab/>debugfs: slotmap</text:p>
      <text:p text:style-name="Preformatted_20_Text"><text:tab/><text:tab/>Slot# <text:s text:c="2"/>Node#</text:p>
      <text:p text:style-name="Preformatted_20_Text"><text:tab/><text:tab/> <text:s text:c="3"/>0 <text:s text:c="5"/>92</text:p>
      <text:p text:style-name="Preformatted_20_Text"><text:tab/><text:tab/> <text:s text:c="3"/>1 <text:s text:c="5"/>89</text:p>
      <text:p text:style-name="Preformatted_20_Text"><text:tab/><text:tab/> <text:s text:c="3"/>2 <text:s text:c="5"/>96</text:p>
      <text:p text:style-name="Preformatted_20_Text"><text:tab/><text:tab/> <text:s text:c="3"/>3 <text:s text:c="5"/>95</text:p>
      <text:p text:style-name="Preformatted_20_Text"/>
      <text:p text:style-name="Preformatted_20_Text"/>
      <text:p text:style-name="P2">Heartbeat</text:p>
      <text:p text:style-name="Preformatted_20_Text"/>
      <text:p text:style-name="Preformatted_20_Text">This points to the area on disk used in disk hearbeating. This file needs to be contiguous and is created as such in mkfs. To view this file, do:</text:p>
      <text:p text:style-name="Preformatted_20_Text"/>
      <text:p text:style-name="Preformatted_20_Text"><text:tab/>debugfs: hb</text:p>
      <text:p text:style-name="Preformatted_20_Text"><text:tab/> <text:s text:c="7"/>node: node <text:s text:c="13"/>seq <text:s text:c="6"/>generation checksum</text:p>
      <text:p text:style-name="Preformatted_20_Text"><text:tab/> <text:s text:c="9"/>89: <text:s text:c="2"/>89 00000000445e7660 0000000000000000 38bddb52</text:p>
      <text:p text:style-name="Preformatted_20_Text"><text:tab/> <text:s text:c="9"/>92: <text:s text:c="2"/>92 0000000044483342 0000000000000000 411bcad4</text:p>
      <text:p text:style-name="Preformatted_20_Text"><text:tab/> <text:s text:c="9"/>95: <text:s text:c="2"/>95 00000000445e7430 0000000000000000 81e06d2e</text:p>
      <text:p text:style-name="Preformatted_20_Text"><text:tab/> <text:s text:c="9"/>96: <text:s text:c="2"/>96 00000000445e763c 0000000000000000 12fbac31</text:p>
      <text:p text:style-name="Preformatted_20_Text"/>
      <text:p text:style-name="Preformatted_20_Text">When a node mounts a volume, the o2hb kernel thread starts heartbeating in the heartbeat file in the same block number as its node number. Please do not confuse the slot number with the node number The node always heartbeats based on its node number as specified in cluster.conf.</text:p>
      <text:p text:style-name="Preformatted_20_Text"/>
      <text:p text:style-name="Preformatted_20_Text"/>
      <text:p text:style-name="P2">Orphan Directory</text:p>
      <text:p text:style-name="Preformatted_20_Text"/>
      <text:p text:style-name="Preformatted_20_Text">When an object is deleted, the fs unlinks the directory entry from the existing directory and links it in that node's orphan_dir. When that object is no longer in use across the cluster, the fs frees the inode and its associated space. Use "ls -l //orphan_dir:0000" to view the contents of the directory. </text:p>
      <text:p text:style-name="Preformatted_20_Text"/>
      <text:p text:style-name="Preformatted_20_Text"/>
      <text:p text:style-name="P2">Local Alloc</text:p>
      <text:p text:style-name="Preformatted_20_Text"/>
      <text:p text:style-name="Preformatted_20_Text">On mount, the fs allocates a chunk of bits to that node's local alloc bitmap to be used for small allocations. This improves performace as the node does not need to take cluster lock on the global bitmap for each small allocation. The local alloc bitmap is replenished as required. On umount, the unused bits are flushed back to the global bitmap.</text:p>
      <text:p text:style-name="Preformatted_20_Text"/>
      <text:p text:style-name="Preformatted_20_Text">To view the local_alloc for a slot, do:</text:p>
      <text:p text:style-name="Preformatted_20_Text"/>
      <text:p text:style-name="Preformatted_20_Text"><text:tab/>debugfs: stat //local_alloc:0000</text:p>
      <text:p text:style-name="Preformatted_20_Text"><text:s text:c="8"/><text:tab/>Inode: 40 <text:s text:c="2"/>Mode: 0644 <text:s text:c="2"/>Generation: 3764567147 (0xe062bc6b)</text:p>
      <text:p text:style-name="Preformatted_20_Text"><text:s text:c="8"/><text:tab/>FS Generation: 3764567147 (0xe062bc6b)</text:p>
      <text:p text:style-name="Preformatted_20_Text"><text:s text:c="8"/><text:tab/>Type: Regular <text:s text:c="2"/>Flags: Valid System Localalloc Allocbitmap</text:p>
      <text:p text:style-name="Preformatted_20_Text"><text:s text:c="8"/><text:tab/>User: 0 (root) <text:s text:c="2"/>Group: 0 (root) <text:s text:c="2"/>Size: 0</text:p>
      <text:p text:style-name="Preformatted_20_Text"><text:s text:c="8"/><text:tab/>Links: 1 <text:s text:c="2"/>Clusters: 0</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24</text:p>
      <text:p text:style-name="Preformatted_20_Text"><text:s text:c="8"/><text:tab/>Bitmap Total: 256 <text:s text:c="2"/>Used: 204 <text:s text:c="2"/>Free: 52</text:p>
      <text:p text:style-name="Preformatted_20_Text"><text:s text:c="8"/><text:tab/>Local Bitmap Offset: 38728 <text:s text:c="2"/>Size: 3888</text:p>
      <text:p text:style-name="Preformatted_20_Text"/>
      <text:p text:style-name="Preformatted_20_Text"/>
      <text:p text:style-name="P2">Truncate Log</text:p>
      <text:p text:style-name="Preformatted_20_Text"/>
      <text:p text:style-name="Preformatted_20_Text">Truncate logs help to improve the delete performance. This system file allows the fs to collect freed bits and flush it to the global bitmap in chunks. What that also means is that space could be temporarily "lost" from the fs. As in, the space freed by deleting a large file may not show up immediately. One can view the orphan_dirs and the truncate_logs to account for such "lost" space.</text:p>
      <text:p text:style-name="Preformatted_20_Text"/>
      <text:p text:style-name="Preformatted_20_Text">To view a truncate log, do:</text:p>
      <text:p text:style-name="Preformatted_20_Text"/>
      <text:p text:style-name="Preformatted_20_Text"><text:tab/>debugfs: stat //truncate_log:0000</text:p>
      <text:p text:style-name="Preformatted_20_Text"><text:s text:c="8"/><text:tab/>Inode: 44 <text:s text:c="2"/>Mode: 0644 <text:s text:c="2"/>Generation: 3764567147 (0xe062bc6b)</text:p>
      <text:p text:style-name="Preformatted_20_Text"><text:s text:c="8"/><text:tab/>FS Generation: 3764567147 (0xe062bc6b)</text:p>
      <text:p text:style-name="Preformatted_20_Text"><text:s text:c="8"/><text:tab/>Type: Regular <text:s text:c="2"/>Flags: Valid System Dealloc</text:p>
      <text:p text:style-name="Preformatted_20_Text"><text:s text:c="8"/><text:tab/>User: 0 (root) <text:s text:c="2"/>Group: 0 (root) <text:s text:c="2"/>Size: 0</text:p>
      <text:p text:style-name="Preformatted_20_Text"><text:s text:c="8"/><text:tab/>Links: 1 <text:s text:c="2"/>Clusters: 0</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28</text:p>
      <text:p text:style-name="Preformatted_20_Text"><text:s text:c="8"/><text:tab/>Total Records: 487 <text:s text:c="2"/>Used: 0</text:p>
      <text:p text:style-name="Preformatted_20_Text"><text:s text:c="8"/><text:tab/>## <text:s text:c="2"/>Start Cluster <text:s text:c="2"/>Num Clusters</text:p>
      <text:p text:style-name="Preformatted_20_Text"><text:tab/><text:tab/>0 <text:s text:c="3"/>50<text:tab/><text:tab/> <text:s text:c="2"/>2</text:p>
      <text:p text:style-name="Preformatted_20_Text"><text:tab/><text:tab/>1 <text:s text:c="3"/>2394<text:tab/><text:tab/> <text:s text:c="2"/>5</text:p>
      <text:p text:style-name="Preformatted_20_Text"/>
      <text:p text:style-name="Preformatted_20_Text">The truncate_log keeps records of start cluster# and number of clusters. The max number of such records "Total Records" depend on the block size. The above is for a 4K block size.</text:p>
      <text:p text:style-name="Preformatted_20_Text"/>
      <text:p text:style-name="Preformatted_20_Text"/>
      <text:p text:style-name="P2">Global Bitmap</text:p>
      <text:p text:style-name="Preformatted_20_Text"/>
      <text:p text:style-name="Preformatted_20_Text">mkfs divides the volume in cluster groups. Barring the last group, all cluster groups have the same number of clusters. The first block of each group contains the bitmap for that the group. The global bitmap can directly point to a fixed max number of groups. When the number of groups exceed that max, the newer groups are chained to the older groups. This allows the filesystem to have an unlimited number of cluster groups.</text:p>
      <text:p text:style-name="Preformatted_20_Text"/>
      <text:p text:style-name="Preformatted_20_Text"><text:tab/>debugfs: stat //global_bitmap</text:p>
      <text:p text:style-name="Preformatted_20_Text"><text:s text:c="8"/><text:tab/>Inode: 23 <text:s text:c="2"/>Mode: 0644 <text:s text:c="2"/>Generation: 3764567147 (0xe062bc6b)</text:p>
      <text:p text:style-name="Preformatted_20_Text"><text:s text:c="8"/><text:tab/>FS Generation: 3764567147 (0xe062bc6b)</text:p>
      <text:p text:style-name="Preformatted_20_Text"><text:s text:c="8"/><text:tab/>Type: Regular <text:s text:c="2"/>Flags: Valid System Allocbitmap Chain</text:p>
      <text:p text:style-name="Preformatted_20_Text"><text:s text:c="8"/><text:tab/>User: 0 (root) <text:s text:c="2"/>Group: 0 (root) <text:s text:c="2"/>Size: 2000650240</text:p>
      <text:p text:style-name="Preformatted_20_Text"><text:s text:c="8"/><text:tab/>Links: 1 <text:s text:c="2"/>Clusters: 61055</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7</text:p>
      <text:p text:style-name="Preformatted_20_Text"><text:s text:c="8"/><text:tab/>Bitmap Total: 61055 <text:s text:c="2"/>Used: 35166 <text:s text:c="2"/>Free: 25889</text:p>
      <text:p text:style-name="Preformatted_20_Text"><text:s text:c="8"/><text:tab/>Clusters per Group: 32256 <text:s text:c="2"/>Bits per Cluster: 1</text:p>
      <text:p text:style-name="Preformatted_20_Text"><text:s text:c="8"/><text:tab/>Count: 243 <text:s text:c="2"/>Next Free Rec: 2</text:p>
      <text:p text:style-name="Preformatted_20_Text"><text:s text:c="8"/><text:tab/>## <text:s text:c="2"/>Total <text:s text:c="7"/>Free <text:s text:c="8"/>Used <text:s text:c="8"/>Block#</text:p>
      <text:p text:style-name="Preformatted_20_Text"><text:s text:c="8"/><text:tab/>0 <text:s text:c="3"/>32256 <text:s text:c="7"/>10788 <text:s text:c="7"/>21468 <text:s text:c="7"/>8</text:p>
      <text:p text:style-name="Preformatted_20_Text"><text:s text:c="8"/><text:tab/>1 <text:s text:c="3"/>28799 <text:s text:c="7"/>15101 <text:s text:c="7"/>13698 <text:s text:c="7"/>258048</text:p>
      <text:p text:style-name="Preformatted_20_Text"><text:tab/></text:p>
      <text:p text:style-name="Preformatted_20_Text"><text:s text:c="8"/><text:tab/>Group Chain: 0 <text:s text:c="2"/>Parent Inode: 23 <text:s/>Generation: 3764567147</text:p>
      <text:p text:style-name="Preformatted_20_Text"><text:s text:c="8"/><text:tab/>## <text:s text:c="2"/>Block# <text:s text:c="11"/>Total <text:s text:c="3"/>Free <text:s text:c="4"/>Used <text:s text:c="4"/>Size</text:p>
      <text:p text:style-name="Preformatted_20_Text"><text:s text:c="8"/><text:tab/>0 <text:s text:c="3"/>8 <text:s text:c="16"/>32256 <text:s text:c="3"/>10788 <text:s text:c="3"/>21468 <text:s text:c="3"/>4032</text:p>
      <text:p text:style-name="Preformatted_20_Text"><text:tab/></text:p>
      <text:p text:style-name="Preformatted_20_Text"><text:s text:c="8"/><text:tab/>Group Chain: 1 <text:s text:c="2"/>Parent Inode: 23 <text:s/>Generation: 3764567147</text:p>
      <text:p text:style-name="Preformatted_20_Text"><text:s text:c="8"/><text:tab/>## <text:s text:c="2"/>Block# <text:s text:c="11"/>Total <text:s text:c="3"/>Free <text:s text:c="4"/>Used <text:s text:c="4"/>Size</text:p>
      <text:p text:style-name="Preformatted_20_Text"><text:s text:c="8"/><text:tab/>0 <text:s text:c="3"/>258048 <text:s text:c="11"/>28799 <text:s text:c="3"/>15101 <text:s text:c="3"/>13698 <text:s text:c="3"/>4032</text:p>
      <text:p text:style-name="Preformatted_20_Text"/>
      <text:p text:style-name="Preformatted_20_Text">In the above example, the global bitmap has only 2 block groups. For it to chain groups, it would need to have more than 243 block groups. The fs maintains usage summary at the global and at the block group. Also, as each bitmap is no larger than a block, the bitmap operation to locate free contiguous bits is fast.</text:p>
      <text:p text:style-name="Preformatted_20_Text"/>
      <text:p text:style-name="Preformatted_20_Text"/>
      <text:p text:style-name="P2">Inode and Extent Alloc</text:p>
      <text:p text:style-name="Preformatted_20_Text"/>
      <text:p text:style-name="Preformatted_20_Text">Unlike ext3, OCFS2 does not preallocate space for inodes. This space is dynamically allocated. As the global bitmap allocates space in cluster sized chunks, we use a sub-allocator to break up larger allocations in block-sized chunks. Inode and Extent allocs are used to allocate the inode and extent blocks respectively. Like the global bitmap, both these sub-allocators also maintain space as same sized cluster groups. The difference being, these sub-allocators grow with usage. The global bitmap, meanwhile, can only grow when the volume is explicitly resized.</text:p>
      <text:p text:style-name="Preformatted_20_Text"/>
      <text:p text:style-name="Preformatted_20_Text"/>
      <text:p text:style-name="P2">Global Inode Alloc</text:p>
      <text:p text:style-name="Preformatted_20_Text"/>
      <text:p text:style-name="Preformatted_20_Text">This is a special sub-allocator for inodes and in only used by user space tools like tunefs and fsck. When one uses tunefs to increase the number of slots, it has to create inodes for local system files for each new slot. Global Inode Alloc is used as the sub-allocator for these new i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5-15T14:26:59</meta:creation-date>
    <dc:date>2006-06-30T14:03:03</dc:date>
    <dc:language>en-US</dc:language>
    <meta:editing-cycles>2</meta:editing-cycles>
    <meta:editing-duration>PT7M6S</meta:editing-duration>
    <meta:user-defined meta:name="Info 1"/>
    <meta:user-defined meta:name="Info 2"/>
    <meta:user-defined meta:name="Info 3"/>
    <meta:user-defined meta:name="Info 4"/>
    <meta:document-statistic meta:table-count="0" meta:image-count="0" meta:object-count="0" meta:page-count="9" meta:paragraph-count="325" meta:word-count="3339" meta:character-count="21874"/>
  </office:meta>
</office:document-meta>
</file>